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0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9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9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9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7" table:default-cell-style-name="Default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32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820.26831785346">
            <text:p>1820.2683178535</text:p>
          </table:table-cell>
          <table:table-cell table:style-name="ce35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21];[.D21];[.E21])" office:value-type="float" office:value="1097.52321981424">
            <text:p>1097.5232198143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F21])" office:value-type="float" office:value="1093.33333333333">
            <text:p>1093.333333333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 office:value-type="string">
            <text:p>+Karen</text:p>
          </table:table-cell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;[.E21];[.F21])" office:value-type="float" office:value="1490.85655314757">
            <text:p>1490.8565531476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5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F21])" office:value-type="float" office:value="1820.26831785346">
            <text:p>1820.2683178535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1QMS</text:p>
          </table:table-cell>
          <table:table-cell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ce36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Default"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ce2" table:formula="of:=SUM([.H2:.H20])" office:value-type="float" office:value="30592.4045407637">
            <text:p>30592.4045407637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7"/>
          <table:table-cell table:style-name="Default" table:number-columns-repeated="2"/>
          <table:table-cell table:style-name="ce25" office:value-type="float" office:value="30000">
            <text:p>3000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11/06/2015</text:date>, <text:time>11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6T11:26:57</dc:date>
    <meta:editing-duration>P2DT1H5M55S</meta:editing-duration>
    <meta:editing-cycles>1115</meta:editing-cycles>
    <meta:generator>OpenOffice/4.1.1$Unix OpenOffice.org_project/411m6$Build-9775</meta:generator>
    <dc:creator>employee employee</dc:creator>
    <meta:document-statistic meta:table-count="9" meta:cell-count="2629" meta:object-count="0"/>
  </office:meta>
</office:document-meta>
</file>